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0.6cm" style:auto-text-indent="false" style:page-number="auto" fo:background-color="transparent"/>
      <style:text-properties officeooo:rsid="001868b8" officeooo:paragraph-rsid="001868b8"/>
    </style:style>
    <style:style style:name="P2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  <style:text-properties officeooo:rsid="0013e05d" officeooo:paragraph-rsid="0013e05d"/>
    </style:style>
    <style:style style:name="P3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  <style:text-properties officeooo:rsid="0015094f" officeooo:paragraph-rsid="0015094f"/>
    </style:style>
    <style:style style:name="P4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  <style:text-properties fo:language="ru" fo:country="RU" officeooo:rsid="0015094f" officeooo:paragraph-rsid="00165a65"/>
    </style:style>
    <style:style style:name="P5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  <style:text-properties fo:language="ru" fo:country="RU" officeooo:rsid="00165a65" officeooo:paragraph-rsid="00165a65"/>
    </style:style>
    <style:style style:name="P6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  <style:text-properties fo:language="ru" fo:country="RU" officeooo:rsid="001978a3" officeooo:paragraph-rsid="001978a3"/>
    </style:style>
    <style:style style:name="P7" style:family="paragraph" style:parent-style-name="Standard">
      <loext:graphic-properties draw:fill="none"/>
      <style:paragraph-properties fo:margin-left="0cm" fo:margin-right="0cm" fo:text-indent="0.6cm" style:auto-text-indent="false" fo:background-color="transparent"/>
      <style:text-properties officeooo:rsid="00174371" officeooo:paragraph-rsid="001978a3"/>
    </style:style>
    <style:style style:name="T1" style:family="text">
      <style:text-properties officeooo:rsid="0015094f"/>
    </style:style>
    <style:style style:name="T2" style:family="text">
      <style:text-properties officeooo:rsid="00174371"/>
    </style:style>
    <style:style style:name="T3" style:family="text">
      <style:text-properties officeooo:rsid="001868b8"/>
    </style:style>
    <style:style style:name="T4" style:family="text">
      <style:text-properties officeooo:rsid="001978a3"/>
    </style:style>
    <style:style style:name="T5" style:family="text">
      <style:text-properties officeooo:rsid="00198223"/>
    </style:style>
    <style:style style:name="T6" style:family="text">
      <style:text-properties officeooo:rsid="001af5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эти выходные <text:span text:style-name="T4">25-26 октября </text:span>наша команда из лицея приняла участие на хакатоне от публичного акционерного общества «Банк Уралсиб» и Башкирского Государственного Педагогического Университета имени Мифтахетдина Акмуллы. В этом хакатоне показали свой проект по проверке бланков <text:span text:style-name="T4">олимпиад.</text:span></text:p>
      <text:p text:style-name="P7">В команду объединились два учителя и один ученик. Капитан нашей команды и специалист по компьютерному зрению Булат Ахатович. Он в течении прошлого года обучался в Великобритании по направлению компьютерного зрения и теперь приехав в республику, желает обучить этому наших лицеистов. А так же применить свои знания для улучшения нашего лицея. Салим Сагадатович <text:span text:style-name="T3">разрабатывал нейронную сеть для распознавания букв. И третий член команды — специалист по фронтэнду Трещев Данил. Данил является учеником специальной программы в лицее под названием «Яндекс Лицей». Данная программа предназначена для получения навыков практического программирования и курируется ИТ компанией Яндекс. Именно знания, полученные на уроках «Яндекс Лицея» помогли девятикласснику Данилу участвовать в проекте на равне со своими учителями.</text:span></text:p>
      <text:p text:style-name="P2">С 2011 года мы проводим полиолимпиаду Орбита и с каждым годом мы совершенствуем это мероприятие. Из черно-белых бланков перешли в цветные. Купили сканер и перешли на специальные бланки, тем самым исключили предвзятое отношения, теперь для всех учеников одинаковые условия проверки. Но проблема скорости распознавания бланков и неточности системы остается до наших дней. <text:span text:style-name="T2">Ведь работает всего один специальный сканер на всю республику. </text:span>Учащимся приходится неделю ждать результатов. 2-3% бланков не распознается. Поэтому наша команда решила усовершенствовать <text:span text:style-name="T1">технологию проверки с помощью компьютерного зрения и нейронных сетей. </text:span></text:p>
      <text:p text:style-name="P3">Наша технология позволяет вместо одного на специального сканера <text:span text:style-name="T4">на </text:span>всю республику использовать любой <text:span text:style-name="T2">доступный </text:span>сканер. Применение современных методов распознавания, таких как компьютерное зрение и нейронные сети позволяют нам распознавать бланк каждого ребенка.</text:p>
      <text:p text:style-name="P4"><text:span text:style-name="T4">Работа производится </text:span>в три этапа. Для начала мы загружаем изображение, для этого у нас есть удобный для пользователя интерфейс. После применяется компьютерное зрение для обработки полученного изображения. Удаляется внешняя рамка и изображение делится на две части: тестовую и текстовую. Тестовая ч<text:span text:style-name="T5">а</text:span>сть распознается с помощью специальной библиотеки компьютерного зрения. Распознавание текста производится с помощью нейронных сетей. <text:span text:style-name="T5">К</text:span>аждая буква распознается по отдельности и после склеиваются в слова. Для работы с нейронной сети на нужен был большой датасет, то есть набор данных на которых обучается нейронная сеть. И к нам на помощь пришли <text:span text:style-name="T5">ученики нашего лицея, в течении короткого времени мы создали свой датасет букв русского языка. Для исключения ошибок распознавания, что к сожалению случается, при неразборчивом почерке, мы сверяем данные с базой и по расстоянию Хемминга находим ошибку и своевременно исправляем ее.</text:span></text:p>
      <text:p text:style-name="P5">В этом году мы уже готовы применить нашу технологию в проведении полиолимпиады.</text:p>
      <text:p text:style-name="P6"><text:span text:style-name="T6">###</text:span>Данная технология может быть применена не только для полиолимпиады Орбита, но и для проведения контрольных на обычных уроках. Так как обладает дружественным интерфейсом. <text:s/><text:span text:style-name="T5">Дополнительным преимуществом является распознавание слов. Так мы можем подстроить нашу технология для распознавания бланком ОГЭ/ЕГЭ.###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11:13:15.758711227</meta:creation-date>
    <dc:date>2019-10-27T12:36:11.723091150</dc:date>
    <meta:editing-duration>PT18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42" meta:character-count="3289" meta:non-whitespace-character-count="2851"/>
  </office:meta>
</office:document-meta>
</file>